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Comma" style:data-style-name="N36"/>
    <style:style style:name="ce3" style:family="table-cell" style:parent-style-name="Comma" style:data-style-name="N37"/>
    <style:style style:name="ce4" style:family="table-cell" style:parent-style-name="Percent" style:data-style-name="N13"/>
    <style:style style:name="ce5" style:family="table-cell" style:parent-style-name="Default" style:data-style-name="N0">
      <style:text-properties fo:color="#7F7F7F" fo:font-style="italic" style:font-style-asian="italic" style:font-style-complex="italic"/>
    </style:style>
    <style:style style:name="ce6" style:family="table-cell" style:parent-style-name="Comma" style:data-style-name="N37">
      <style:text-properties fo:color="#7F7F7F" fo:font-style="italic" style:font-style-asian="italic" style:font-style-complex="italic"/>
    </style:style>
    <style:style style:name="ce7" style:family="table-cell" style:parent-style-name="Default" style:data-style-name="N3">
      <style:table-cell-properties style:vertical-align="top" fo:wrap-option="wrap" fo:background-color="transparent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style:vertical-align="top" fo:wrap-option="wrap" fo:background-color="transparent"/>
      <style:text-properties fo:font-size="8pt" style:font-size-asian="8pt" style:font-size-complex="8pt"/>
    </style:style>
    <style:style style:name="ce9" style:family="table-cell" style:parent-style-name="Default" style:data-style-name="N38">
      <style:table-cell-properties style:vertical-align="top" fo:wrap-option="wrap" fo:background-color="transparent"/>
      <style:text-properties fo:font-size="8pt" style:font-size-asian="8pt" style:font-size-complex="8pt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39"/>
    <style:style style:name="ce12" style:family="table-cell" style:parent-style-name="Default" style:data-style-name="N2"/>
    <style:style style:name="ce13" style:family="table-cell" style:parent-style-name="Default" style:data-style-name="N40"/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Comma" style:data-style-name="N37"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6"/>
    <style:style style:name="ce18" style:family="table-cell" style:parent-style-name="Default" style:data-style-name="N0">
      <style:text-properties fo:font-style="italic" style:font-style-asian="italic" style:font-style-complex="italic"/>
    </style:style>
    <style:style style:name="ce19" style:family="table-cell" style:parent-style-name="Default" style:data-style-name="N0">
      <style:table-cell-properties fo:background-color="#7F7F7F"/>
    </style:style>
    <style:style style:name="ce20" style:family="table-cell" style:parent-style-name="Percent" style:data-style-name="N13"/>
    <style:style style:name="ce21" style:family="table-cell" style:parent-style-name="Percent" style:data-style-name="N13">
      <style:text-properties fo:color="#7F7F7F" fo:font-style="italic" style:font-style-asian="italic" style:font-style-complex="italic"/>
    </style:style>
    <style:style style:name="ce22" style:family="table-cell" style:parent-style-name="Percent" style:data-style-name="N13">
      <style:text-properties fo:color="#7F7F7F" fo:font-style="italic" style:font-style-asian="italic" style:font-style-complex="italic"/>
    </style:style>
    <style:style style:name="ce23" style:family="table-cell" style:parent-style-name="Default" style:data-style-name="N0">
      <style:table-cell-properties style:vertical-align="automatic" fo:background-color="#7F7F7F" style:repeat-content="false"/>
      <style:paragraph-properties fo:text-align="center"/>
    </style:style>
    <style:style style:name="ce24" style:family="table-cell" style:parent-style-name="Default" style:data-style-name="N0"/>
    <style:style style:name="ce25" style:family="table-cell" style:parent-style-name="Default" style:data-style-name="N36"/>
    <style:style style:name="ce26" style:family="table-cell" style:parent-style-name="Default" style:data-style-name="N0">
      <style:table-cell-properties style:vertical-align="automatic" fo:wrap-option="wrap" fo:background-color="#7F7F7F" style:repeat-content="false"/>
      <style:paragraph-properties fo:text-align="center"/>
    </style:style>
    <style:style style:name="ce27" style:family="table-cell" style:parent-style-name="Comma" style:data-style-name="N36">
      <style:text-properties fo:font-weight="bold" style:font-weight-asian="bold" style:font-weight-complex="bold"/>
    </style:style>
    <style:style style:name="ce28" style:family="table-cell" style:parent-style-name="Default" style:data-style-name="N36">
      <style:text-properties fo:font-weight="bold" style:font-weight-asian="bold" style:font-weight-complex="bold"/>
    </style:style>
    <style:style style:name="ce29" style:family="table-cell" style:parent-style-name="Percent" style:data-style-name="N13"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1" style:family="table-cell" style:parent-style-name="Comma" style:data-style-name="N37">
      <style:table-cell-properties fo:background-color="transparent"/>
    </style:style>
    <style:style style:name="ce32" style:family="table-cell" style:parent-style-name="Default" style:data-style-name="N40"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fo:background-color="#7F7F7F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5.5045833333333cm"/>
    </style:style>
    <style:style style:name="co2" style:family="table-column">
      <style:table-column-properties fo:break-before="auto" style:column-width="3.069166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5.2664583333333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69875cm" style:use-optimal-column-width="true"/>
    </style:style>
    <style:style style:name="co7" style:family="table-column">
      <style:table-column-properties fo:break-before="auto" style:column-width="3.30729166666667cm" style:use-optimal-column-width="true"/>
    </style:style>
    <style:style style:name="co8" style:family="table-column">
      <style:table-column-properties fo:break-before="auto" style:column-width="2.40770833333333cm" style:use-optimal-column-width="true"/>
    </style:style>
    <style:style style:name="co9" style:family="table-column">
      <style:table-column-properties fo:break-before="auto" style:column-width="2.75166666666667cm" style:use-optimal-column-width="true"/>
    </style:style>
    <style:style style:name="co10" style:family="table-column">
      <style:table-column-properties fo:break-before="auto" style:column-width="3.96875cm"/>
    </style:style>
    <style:style style:name="co11" style:family="table-column">
      <style:table-column-properties fo:break-before="auto" style:column-width="3.94229166666667cm" style:use-optimal-column-width="true"/>
    </style:style>
    <style:style style:name="co12" style:family="table-column">
      <style:table-column-properties fo:break-before="auto" style:column-width="2.936875cm" style:use-optimal-column-width="true"/>
    </style:style>
    <style:style style:name="co13" style:family="table-column">
      <style:table-column-properties fo:break-before="auto" style:column-width="3.4925cm"/>
    </style:style>
    <style:style style:name="co14" style:family="table-column">
      <style:table-column-properties fo:break-before="auto" style:column-width="2.96333333333333cm" style:use-optimal-column-width="true"/>
    </style:style>
    <style:style style:name="co15" style:family="table-column">
      <style:table-column-properties fo:break-before="auto" style:column-width="3.33375cm" style:use-optimal-column-width="true"/>
    </style:style>
    <style:style style:name="co16" style:family="table-column">
      <style:table-column-properties fo:break-before="auto" style:column-width="3.571875cm" style:use-optimal-column-width="true"/>
    </style:style>
    <style:style style:name="co17" style:family="table-column">
      <style:table-column-properties fo:break-before="auto" style:column-width="6.985cm"/>
    </style:style>
    <style:style style:name="co18" style:family="table-column">
      <style:table-column-properties fo:break-before="auto" style:column-width="2.72520833333333cm" style:use-optimal-column-width="true"/>
    </style:style>
    <style:style style:name="co19" style:family="table-column">
      <style:table-column-properties fo:break-before="auto" style:column-width="2.936875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6pt" style:use-optimal-row-height="false" fo:break-before="auto"/>
    </style:style>
    <style:style style:name="ro3" style:family="table-row">
      <style:table-row-properties style:row-height="26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_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itle: Largest humanitarian donors to Afghanistan, 20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. Data downloaded and compiled 10 October 2016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9">
            <text:p>Donor</text:p>
          </table:table-cell>
          <table:table-cell office:value-type="string" table:style-name="ce23">
            <text:p>US$ millions</text:p>
          </table:table-cell>
          <table:table-cell table:style-name="ce1">
            <draw:frame xmlns:presentation="urn:oasis:names:tc:opendocument:xmlns:presentation:1.0" draw:z-index="1" draw:id="id0" draw:style-name="a0" draw:name="Chart 1" svg:x="0.63333in" svg:y="0.025in" svg:width="5.79167in" svg:height="3.35833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</text:p>
          </table:table-cell>
          <table:table-cell office:value-type="float" office:value="56.704189" table:style-name="ce3">
            <text:p><text:s/>56.7<text:s/></text:p>
          </table:table-cell>
          <table:table-cell table:number-columns-repeated="2" table:style-name="ce1"/>
          <table:table-cell table:style-name="ce4"/>
          <table:table-cell table:number-columns-repeated="16379"/>
        </table:table-row>
        <table:table-row table:style-name="ro1">
          <table:table-cell office:value-type="string" table:style-name="ce1">
            <text:p>EU Institutions</text:p>
          </table:table-cell>
          <table:table-cell office:value-type="float" office:value="47.882634000000003" table:style-name="ce3">
            <text:p><text:s/>47.9<text:s/></text:p>
          </table:table-cell>
          <table:table-cell table:number-columns-repeated="2" table:style-name="ce1"/>
          <table:table-cell table:style-name="ce4"/>
          <table:table-cell table:number-columns-repeated="16379"/>
        </table:table-row>
        <table:table-row table:style-name="ro1">
          <table:table-cell office:value-type="string" table:style-name="ce1">
            <text:p>Japan</text:p>
          </table:table-cell>
          <table:table-cell office:value-type="float" office:value="37.581288000000001" table:style-name="ce3">
            <text:p><text:s/>37.6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K</text:p>
          </table:table-cell>
          <table:table-cell office:value-type="float" office:value="34.510007999999999" table:style-name="ce3">
            <text:p><text:s/>34.5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ermany</text:p>
          </table:table-cell>
          <table:table-cell office:value-type="float" office:value="30.211323" table:style-name="ce3">
            <text:p><text:s/>30.2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weden</text:p>
          </table:table-cell>
          <table:table-cell office:value-type="float" office:value="12.939636999999999" table:style-name="ce3">
            <text:p><text:s/>12.9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enmark</text:p>
          </table:table-cell>
          <table:table-cell office:value-type="float" office:value="12.503168000000001" table:style-name="ce3">
            <text:p><text:s/>12.5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rway</text:p>
          </table:table-cell>
          <table:table-cell office:value-type="float" office:value="12.03585" table:style-name="ce3">
            <text:p><text:s/>12.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anada</text:p>
          </table:table-cell>
          <table:table-cell office:value-type="float" office:value="11.099309" table:style-name="ce3">
            <text:p><text:s/>11.1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ustralia</text:p>
          </table:table-cell>
          <table:table-cell office:value-type="float" office:value="8.1929169999999996" table:style-name="ce3">
            <text:p><text:s/>8.2<text:s/>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14" table:style-name="ro1">
          <table:table-cell table:style-name="ce1"/>
          <table:table-cell table:style-name="ce3"/>
          <table:table-cell table:number-columns-repeated="16382"/>
        </table:table-row>
        <table:table-row table:style-name="ro1">
          <table:table-cell table:style-name="ce14"/>
          <table:table-cell table:style-name="ce15"/>
          <table:table-cell table:number-columns-repeated="16382"/>
        </table:table-row>
        <table:table-row table:style-name="ro1">
          <table:table-cell table:style-name="ce1"/>
          <table:table-cell table:style-name="ce3"/>
          <table:table-cell table:number-columns-repeated="16382"/>
        </table:table-row>
        <table:table-row table:number-rows-repeated="3" table:style-name="ro1">
          <table:table-cell table:style-name="ce5"/>
          <table:table-cell table:style-name="ce6"/>
          <table:table-cell table:number-columns-repeated="16382"/>
        </table:table-row>
        <table:table-row table:number-rows-repeated="1048541" table:style-name="ro1">
          <table:table-cell table:number-columns-repeated="16384"/>
        </table:table-row>
      </table:table>
      <table:table table:name="Fig__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16376" table:default-cell-style-name="ce1"/>
        <table:table-row table:style-name="ro2">
          <table:table-cell office:value-type="string" table:style-name="ce1">
            <text:p>Title: Humanitarian funding to displacement, 2016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ource: Development Initiatives based on UN OCHA FTS data. Data downloaded and compiled 10 October 2016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6" table:style-name="ce7"/>
          <table:table-cell table:style-name="ce8"/>
          <table:table-cell table:number-columns-repeated="5" table:style-name="ce7"/>
          <table:table-cell table:style-name="ce9"/>
          <table:table-cell table:number-columns-repeated="16" table:style-name="ce7"/>
          <table:table-cell table:number-columns-repeated="2" table:style-name="ce9"/>
          <table:table-cell table:style-name="ce7"/>
          <table:table-cell table:number-columns-repeated="2" table:style-name="ce8"/>
          <table:table-cell table:number-columns-repeated="4" table:style-name="ce7"/>
          <table:table-cell table:number-columns-repeated="2" table:style-name="ce9"/>
          <table:table-cell table:number-columns-repeated="3" table:style-name="ce7"/>
          <table:table-cell table:number-columns-repeated="16341" table:style-name="ce10"/>
        </table:table-row>
        <table:table-row table:style-name="ro2">
          <table:table-cell office:value-type="string" table:style-name="ce19">
            <text:p>Donor</text:p>
          </table:table-cell>
          <table:table-cell office:value-type="string" table:style-name="ce23">
            <text:p>US$ millions</text:p>
          </table:table-cell>
          <table:table-cell table:style-name="ce1">
            <draw:frame xmlns:presentation="urn:oasis:names:tc:opendocument:xmlns:presentation:1.0" draw:z-index="1" draw:id="id1" draw:style-name="a1" draw:name="Chart 3" svg:x="0.84167in" svg:y="0.00833in" svg:width="5.00417in" svg:height="3.11875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EU Institutions</text:p>
          </table:table-cell>
          <table:table-cell office:value-type="float" office:value="6.6019730000000001" table:style-name="ce3">
            <text:p><text:s/>6.6<text:s/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Japan</text:p>
          </table:table-cell>
          <table:table-cell office:value-type="float" office:value="6" table:style-name="ce3">
            <text:p><text:s/>6.0<text:s/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Germany</text:p>
          </table:table-cell>
          <table:table-cell office:value-type="float" office:value="4.8904189999999996" table:style-name="ce3">
            <text:p><text:s/>4.9<text:s/>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orway</text:p>
          </table:table-cell>
          <table:table-cell office:value-type="float" office:value="2.9502009999999999" table:style-name="ce3">
            <text:p><text:s/>3.0<text:s/></text:p>
          </table:table-cell>
          <table:table-cell table:number-columns-repeated="4" table:style-name="ce1"/>
          <table:table-cell table:style-name="ce11"/>
          <table:table-cell table:number-columns-repeated="2" table:style-name="ce12"/>
          <table:table-cell table:number-columns-repeated="16375" table:style-name="ce1"/>
        </table:table-row>
        <table:table-row table:style-name="ro2">
          <table:table-cell office:value-type="string" table:style-name="ce1">
            <text:p>US</text:p>
          </table:table-cell>
          <table:table-cell office:value-type="float" office:value="1.7370000000000001" table:style-name="ce3">
            <text:p><text:s/>1.7<text:s/></text:p>
          </table:table-cell>
          <table:table-cell table:number-columns-repeated="4" table:style-name="ce1"/>
          <table:table-cell table:style-name="ce11"/>
          <table:table-cell table:style-name="ce13"/>
          <table:table-cell table:style-name="ce12"/>
          <table:table-cell table:number-columns-repeated="16375" table:style-name="ce1"/>
        </table:table-row>
        <table:table-row table:style-name="ro2">
          <table:table-cell office:value-type="string" table:style-name="ce1">
            <text:p>Italy</text:p>
          </table:table-cell>
          <table:table-cell office:value-type="float" office:value="0.89186200000000004" table:style-name="ce3">
            <text:p><text:s/>0.9<text:s/></text:p>
          </table:table-cell>
          <table:table-cell table:number-columns-repeated="4" table:style-name="ce1"/>
          <table:table-cell table:style-name="ce11"/>
          <table:table-cell table:style-name="ce13"/>
          <table:table-cell table:style-name="ce12"/>
          <table:table-cell table:number-columns-repeated="16375" table:style-name="ce1"/>
        </table:table-row>
        <table:table-row table:style-name="ro2">
          <table:table-cell office:value-type="string" table:style-name="ce1">
            <text:p>Sweden</text:p>
          </table:table-cell>
          <table:table-cell office:value-type="float" office:value="0.585673" table:style-name="ce3">
            <text:p><text:s/>0.6<text:s/></text:p>
          </table:table-cell>
          <table:table-cell table:number-columns-repeated="4" table:style-name="ce1"/>
          <table:table-cell table:style-name="ce11"/>
          <table:table-cell table:style-name="ce13"/>
          <table:table-cell table:style-name="ce12"/>
          <table:table-cell table:number-columns-repeated="16375" table:style-name="ce1"/>
        </table:table-row>
        <table:table-row table:style-name="ro2">
          <table:table-cell office:value-type="string" table:style-name="ce14">
            <text:p>Grand Total</text:p>
          </table:table-cell>
          <table:table-cell office:value-type="float" office:value="23.657128" table:style-name="ce15">
            <text:p><text:s/>23.7<text:s/></text:p>
          </table:table-cell>
          <table:table-cell table:number-columns-repeated="4" table:style-name="ce1"/>
          <table:table-cell table:style-name="ce11"/>
          <table:table-cell table:style-name="ce13"/>
          <table:table-cell table:style-name="ce12"/>
          <table:table-cell table:number-columns-repeated="16375" table:style-name="ce1"/>
        </table:table-row>
        <table:table-row table:number-rows-repeated="3" table:style-name="ro1">
          <table:table-cell table:style-name="ce24"/>
          <table:table-cell table:style-name="ce25"/>
          <table:table-cell table:number-columns-repeated="2" table:style-name="ce24"/>
          <table:table-cell table:number-columns-repeated="2" table:style-name="ce1"/>
          <table:table-cell table:style-name="ce11"/>
          <table:table-cell table:style-name="ce13"/>
          <table:table-cell table:style-name="ce12"/>
          <table:table-cell table:number-columns-repeated="16375" table:style-name="ce1"/>
        </table:table-row>
        <table:table-row table:style-name="ro1">
          <table:table-cell table:number-columns-repeated="4" table:style-name="ce24"/>
          <table:table-cell table:number-columns-repeated="2" table:style-name="ce1"/>
          <table:table-cell table:style-name="ce11"/>
          <table:table-cell table:style-name="ce13"/>
          <table:table-cell table:style-name="ce12"/>
          <table:table-cell table:number-columns-repeated="16375"/>
        </table:table-row>
        <table:table-row table:style-name="ro1">
          <table:table-cell table:number-columns-repeated="4" table:style-name="ce24"/>
          <table:table-cell table:number-columns-repeated="3" table:style-name="ce1"/>
          <table:table-cell table:style-name="ce13"/>
          <table:table-cell table:style-name="ce12"/>
          <table:table-cell table:number-columns-repeated="16375"/>
        </table:table-row>
        <table:table-row table:number-rows-repeated="3" table:style-name="ro1">
          <table:table-cell table:number-columns-repeated="4" table:style-name="ce24"/>
          <table:table-cell table:number-columns-repeated="16380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ig__3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2" table:default-cell-style-name="ce1"/>
        <table:table-column table:style-name="co16" table:default-cell-style-name="ce1"/>
        <table:table-column table:style-name="co12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1">
            <text:p>Title: UN Appeals for Afghanistan, 2012-20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. Data downloaded and compiled 10 October 2016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5" table:style-name="ce16"/>
          <table:table-cell table:style-name="ce16">
            <draw:frame xmlns:presentation="urn:oasis:names:tc:opendocument:xmlns:presentation:1.0" draw:z-index="1" draw:id="id2" draw:style-name="a2" draw:name="Chart 2" svg:x="0.025in" svg:y="0.18333in" svg:width="7.16667in" svg:height="4.65208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4" table:style-name="ce16"/>
          <table:table-cell table:number-columns-repeated="16373"/>
        </table:table-row>
        <table:table-row table:style-name="ro3">
          <table:table-cell table:style-name="ce26"/>
          <table:table-cell office:value-type="string" table:style-name="ce26">
            <text:p>Requirements</text:p>
          </table:table-cell>
          <table:table-cell office:value-type="string" table:style-name="ce26">
            <text:p>Funding</text:p>
          </table:table-cell>
          <table:table-cell office:value-type="string" table:style-name="ce26">
            <text:p>Unmet requirements</text:p>
          </table:table-cell>
          <table:table-cell office:value-type="string" table:style-name="ce26">
            <text:p>% funded</text:p>
          </table:table-cell>
          <table:table-cell table:number-columns-repeated="16379" table:style-name="ce1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448.55132200000003" table:style-name="ce2">
            <text:p><text:s/>449<text:s/></text:p>
          </table:table-cell>
          <table:table-cell office:value-type="float" office:value="223.82492500000001" table:style-name="ce2">
            <text:p><text:s/>224<text:s/></text:p>
          </table:table-cell>
          <table:table-cell office:value-type="float" office:value="224.72639700000002" table:formula="msoxl:=B6-C6" table:style-name="ce17">
            <text:p><text:s/>225<text:s/></text:p>
          </table:table-cell>
          <table:table-cell office:value-type="percentage" office:value="0.49899512948041203" table:formula="msoxl:=C6/B6" table:style-name="ce4">
            <text:p>50%</text:p>
          </table:table-cell>
          <table:table-cell table:number-columns-repeated="16379" table:style-name="ce1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474.42838" table:style-name="ce2">
            <text:p><text:s/>474<text:s/></text:p>
          </table:table-cell>
          <table:table-cell office:value-type="float" office:value="345.06183199999998" table:style-name="ce2">
            <text:p><text:s/>345<text:s/></text:p>
          </table:table-cell>
          <table:table-cell office:value-type="float" office:value="129.36654800000002" table:formula="msoxl:=B7-C7" table:style-name="ce17">
            <text:p><text:s/>129<text:s/></text:p>
          </table:table-cell>
          <table:table-cell office:value-type="percentage" office:value="0.72732122812720434" table:formula="msoxl:=C7/B7" table:style-name="ce4">
            <text:p>73%</text:p>
          </table:table-cell>
          <table:table-cell table:number-columns-repeated="16379" table:style-name="ce1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406.42989499999999" table:style-name="ce2">
            <text:p><text:s/>406<text:s/></text:p>
          </table:table-cell>
          <table:table-cell office:value-type="float" office:value="314.38880499999999" table:style-name="ce2">
            <text:p><text:s/>314<text:s/></text:p>
          </table:table-cell>
          <table:table-cell office:value-type="float" office:value="92.041089999999997" table:formula="msoxl:=B8-C8" table:style-name="ce17">
            <text:p><text:s/>92<text:s/></text:p>
          </table:table-cell>
          <table:table-cell office:value-type="percentage" office:value="0.77353759865523675" table:formula="msoxl:=C8/B8" table:style-name="ce4">
            <text:p>77%</text:p>
          </table:table-cell>
          <table:table-cell table:number-columns-repeated="16379" table:style-name="ce1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416.666132" table:style-name="ce2">
            <text:p><text:s/>417<text:s/></text:p>
          </table:table-cell>
          <table:table-cell office:value-type="float" office:value="294.62080400000002" table:style-name="ce2">
            <text:p><text:s/>295<text:s/></text:p>
          </table:table-cell>
          <table:table-cell office:value-type="float" office:value="122.04532799999998" table:formula="msoxl:=B9-C9" table:style-name="ce17">
            <text:p><text:s/>122<text:s/></text:p>
          </table:table-cell>
          <table:table-cell office:value-type="percentage" office:value="0.70709083693896202" table:formula="msoxl:=C9/B9" table:style-name="ce4">
            <text:p>71%</text:p>
          </table:table-cell>
          <table:table-cell table:number-columns-repeated="16379" table:style-name="ce1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338.83302400000002" table:style-name="ce2">
            <text:p><text:s/>339<text:s/></text:p>
          </table:table-cell>
          <table:table-cell office:value-type="float" office:value="155.80859599999999" table:style-name="ce2">
            <text:p><text:s/>156<text:s/></text:p>
          </table:table-cell>
          <table:table-cell office:value-type="float" office:value="183.02442800000003" table:formula="msoxl:=B10-C10" table:style-name="ce17">
            <text:p><text:s/>183<text:s/></text:p>
          </table:table-cell>
          <table:table-cell office:value-type="percentage" office:value="0.45983887332068313" table:formula="msoxl:=C10/B10" table:style-name="ce4">
            <text:p>46%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4">
            <text:p>Afghanistan Flash Appeal: One million people on the move (September-December 2016)</text:p>
          </table:table-cell>
          <table:table-cell table:number-columns-repeated="4" table:style-name="ce14"/>
          <table:table-cell table:number-columns-repeated="16379" table:style-name="ce1"/>
        </table:table-row>
        <table:table-row table:style-name="ro1">
          <table:table-cell table:style-name="ce14"/>
          <table:table-cell office:value-type="float" office:value="152.1" table:style-name="ce27">
            <text:p><text:s/>152<text:s/></text:p>
          </table:table-cell>
          <table:table-cell office:value-type="float" office:value="0" table:style-name="ce27">
            <text:p><text:s/>-<text:s text:c="3"/></text:p>
          </table:table-cell>
          <table:table-cell office:value-type="float" office:value="152.1" table:formula="msoxl:=B14-C14" table:style-name="ce28">
            <text:p><text:s/>152<text:s/></text:p>
          </table:table-cell>
          <table:table-cell office:value-type="percentage" office:value="0" table:formula="msoxl:=C14/B14" table:style-name="ce29">
            <text:p>0%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All figures in US$ millions</text:p>
          </table:table-cell>
          <table:table-cell table:number-columns-repeated="16383" table:style-name="ce1"/>
        </table:table-row>
        <table:table-row table:style-name="ro1">
          <table:table-cell/>
          <table:table-cell table:number-columns-repeated="10" table:style-name="ce2"/>
          <table:table-cell table:number-columns-repeated="16373"/>
        </table:table-row>
        <table:table-row table:number-rows-repeated="1048559" table:style-name="ro1">
          <table:table-cell table:number-columns-repeated="16384"/>
        </table:table-row>
      </table:table>
      <table:table table:name="Fig__4" table:style-name="ta2">
        <table:table-column table:style-name="co2" table:default-cell-style-name="ce1"/>
        <table:table-column table:style-name="co15" table:number-columns-repeated="4" table:default-cell-style-name="ce1"/>
        <table:table-column table:style-name="co2" table:default-cell-style-name="ce1"/>
        <table:table-column table:style-name="co16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">
            <text:p>Title: Pooled funding to Afghanistan, 20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. Data downloaded and compiled 10 October 2016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7" table:style-name="ce1"/>
          <table:table-cell table:style-name="ce1">
            <draw:frame xmlns:presentation="urn:oasis:names:tc:opendocument:xmlns:presentation:1.0" draw:z-index="1" draw:id="id3" draw:style-name="a3" draw:name="Chart 1" svg:x="0.03333in" svg:y="0.18333in" svg:width="6.29167in" svg:height="3.42083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75"/>
        </table:table-row>
        <table:table-row table:style-name="ro1">
          <table:table-cell table:style-name="ce23"/>
          <table:table-cell office:value-type="float" office:value="2012" table:style-name="ce23">
            <text:p>2012</text:p>
          </table:table-cell>
          <table:table-cell office:value-type="float" office:value="2013" table:style-name="ce23">
            <text:p>2013</text:p>
          </table:table-cell>
          <table:table-cell office:value-type="float" office:value="2014" table:style-name="ce23">
            <text:p>2014</text:p>
          </table:table-cell>
          <table:table-cell office:value-type="float" office:value="2015" table:style-name="ce23">
            <text:p>2015</text:p>
          </table:table-cell>
          <table:table-cell office:value-type="float" office:value="2016" table:style-name="ce23">
            <text:p>2016</text:p>
          </table:table-cell>
          <table:table-cell table:style-name="ce30"/>
          <table:table-cell table:number-columns-repeated="16377"/>
        </table:table-row>
        <table:table-row table:style-name="ro1">
          <table:table-cell office:value-type="string" table:style-name="ce1">
            <text:p>CHF</text:p>
          </table:table-cell>
          <table:table-cell office:value-type="float" office:value="0" table:style-name="ce3">
            <text:p><text:s/>-<text:s text:c="3"/></text:p>
          </table:table-cell>
          <table:table-cell office:value-type="float" office:value="0" table:style-name="ce3">
            <text:p><text:s/>-<text:s text:c="3"/></text:p>
          </table:table-cell>
          <table:table-cell office:value-type="float" office:value="35.315609000000002" table:style-name="ce3">
            <text:p><text:s/>35.3<text:s/></text:p>
          </table:table-cell>
          <table:table-cell office:value-type="float" office:value="39.040686999999998" table:style-name="ce3">
            <text:p><text:s/>39.0<text:s/></text:p>
          </table:table-cell>
          <table:table-cell office:value-type="float" office:value="4.7610080000000004" table:style-name="ce3">
            <text:p><text:s/>4.8<text:s/>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table:style-name="ce1">
            <text:p>CERF</text:p>
          </table:table-cell>
          <table:table-cell office:value-type="float" office:value="9.5382560000000005" table:style-name="ce3">
            <text:p><text:s/>9.5<text:s/></text:p>
          </table:table-cell>
          <table:table-cell office:value-type="float" office:value="17.031182000000001" table:style-name="ce3">
            <text:p><text:s/>17.0<text:s/></text:p>
          </table:table-cell>
          <table:table-cell office:value-type="float" office:value="3.9910209999999999" table:style-name="ce3">
            <text:p><text:s/>4.0<text:s/></text:p>
          </table:table-cell>
          <table:table-cell office:value-type="float" office:value="13.786504000000001" table:style-name="ce3">
            <text:p><text:s/>13.8<text:s/></text:p>
          </table:table-cell>
          <table:table-cell office:value-type="float" office:value="0" table:style-name="ce3">
            <text:p><text:s/>-<text:s text:c="3"/>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table:style-name="ce1">
            <text:p>ERF</text:p>
          </table:table-cell>
          <table:table-cell office:value-type="float" office:value="2.954421" table:style-name="ce3">
            <text:p><text:s/>3.0<text:s/></text:p>
          </table:table-cell>
          <table:table-cell office:value-type="float" office:value="9.1021640000000001" table:style-name="ce3">
            <text:p><text:s/>9.1<text:s/></text:p>
          </table:table-cell>
          <table:table-cell office:value-type="float" office:value="4.6562080000000003" table:style-name="ce3">
            <text:p><text:s/>4.7<text:s/></text:p>
          </table:table-cell>
          <table:table-cell office:value-type="float" office:value="0" table:style-name="ce3">
            <text:p><text:s/>-<text:s text:c="3"/></text:p>
          </table:table-cell>
          <table:table-cell office:value-type="float" office:value="0" table:style-name="ce3">
            <text:p><text:s/>-<text:s text:c="3"/>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table:style-name="ce14">
            <text:p>Grand Total</text:p>
          </table:table-cell>
          <table:table-cell office:value-type="float" office:value="12.492677" table:style-name="ce15">
            <text:p><text:s/>12.5<text:s/></text:p>
          </table:table-cell>
          <table:table-cell office:value-type="float" office:value="26.133346" table:style-name="ce15">
            <text:p><text:s/>26.1<text:s/></text:p>
          </table:table-cell>
          <table:table-cell office:value-type="float" office:value="43.962837999999998" table:style-name="ce15">
            <text:p><text:s/>44.0<text:s/></text:p>
          </table:table-cell>
          <table:table-cell office:value-type="float" office:value="52.827190999999999" table:style-name="ce15">
            <text:p><text:s/>52.8<text:s/></text:p>
          </table:table-cell>
          <table:table-cell office:value-type="float" office:value="4.7610080000000004" table:style-name="ce15">
            <text:p><text:s/>4.8<text:s/></text:p>
          </table:table-cell>
          <table:table-cell table:style-name="ce31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All figures in US$ millions</text:p>
          </table:table-cell>
          <table:table-cell table:number-columns-repeated="16383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Fig__5" table:style-name="ta2">
        <table:table-column table:style-name="co17" table:default-cell-style-name="ce1"/>
        <table:table-column table:style-name="co18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itle: Humanitarian funding to Afghanistan by sector, 20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. Data downloaded and compiled 10 October 2016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33"/>
          <table:table-cell office:value-type="string" table:style-name="ce33">
            <text:p>US$ millions</text:p>
          </table:table-cell>
          <table:table-cell office:value-type="string" table:style-name="ce33">
            <text:p>%</text:p>
          </table:table-cell>
          <table:table-cell table:number-columns-repeated="2"/>
          <table:table-cell table:style-name="ce1">
            <draw:frame xmlns:presentation="urn:oasis:names:tc:opendocument:xmlns:presentation:1.0" draw:z-index="1" draw:id="id4" draw:style-name="a4" draw:name="Chart 1" svg:x="0.025in" svg:y="0.00833in" svg:width="5.33333in" svg:height="3.70417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1">
            <text:p>Sector not yet specified</text:p>
          </table:table-cell>
          <table:table-cell office:value-type="float" office:value="205.78546399999999" table:style-name="ce13">
            <text:p>205.8</text:p>
          </table:table-cell>
          <table:table-cell office:value-type="percentage" office:value="0.71162839429656433" table:formula="msoxl:=B6/$B$12" table:style-name="ce4">
            <text:p>71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ordination and support services</text:p>
          </table:table-cell>
          <table:table-cell office:value-type="float" office:value="38.677968999999997" table:style-name="ce13">
            <text:p>38.7</text:p>
          </table:table-cell>
          <table:table-cell office:value-type="percentage" office:value="0.13375260059244171" table:formula="msoxl:=B7/$B$12" table:style-name="ce4">
            <text:p>13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ealth</text:p>
          </table:table-cell>
          <table:table-cell office:value-type="float" office:value="18.891074" table:style-name="ce13">
            <text:p>18.9</text:p>
          </table:table-cell>
          <table:table-cell office:value-type="percentage" office:value="6.5327377336805353E-2" table:formula="msoxl:=B8/$B$12" table:style-name="ce4">
            <text:p>7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ne action</text:p>
          </table:table-cell>
          <table:table-cell office:value-type="float" office:value="7.0988980000000002" table:style-name="ce13">
            <text:p>7.1</text:p>
          </table:table-cell>
          <table:table-cell office:value-type="percentage" office:value="2.454875717079362E-2" table:formula="msoxl:=B9/$B$12" table:style-name="ce4">
            <text:p>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ood</text:p>
          </table:table-cell>
          <table:table-cell office:value-type="float" office:value="5.8320990000000004" table:style-name="ce13">
            <text:p>5.8</text:p>
          </table:table-cell>
          <table:table-cell office:value-type="percentage" office:value="2.0168029199324783E-2" table:formula="msoxl:=B10/$B$12" table:style-name="ce20">
            <text:p>2%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ther</text:p>
          </table:table-cell>
          <table:table-cell office:value-type="float" office:value="12.889950000000001" table:formula="msoxl:=SUM(B14:B18)" table:style-name="ce13">
            <text:p>12.9</text:p>
          </table:table-cell>
          <table:table-cell office:value-type="percentage" office:value="4.4574841404070212E-2" table:formula="msoxl:=B11/B12" table:style-name="ce20">
            <text:p>4%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Grand Total</text:p>
          </table:table-cell>
          <table:table-cell office:value-type="float" office:value="289.175454" table:style-name="ce32">
            <text:p>289.2</text:p>
          </table:table-cell>
          <table:table-cell office:value-type="percentage" office:value="1.0000000000000002" table:formula="msoxl:=SUM(C6:C11)" table:style-name="ce29">
            <text:p>100%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table:style-name="ce20"/>
          <table:table-cell table:number-columns-repeated="16381"/>
        </table:table-row>
        <table:table-row table:style-name="ro1">
          <table:table-cell office:value-type="string" table:style-name="ce5">
            <text:p>Economic recovery and infrastructure</text:p>
          </table:table-cell>
          <table:table-cell office:value-type="float" office:value="5.2164260000000002" table:style-name="ce5">
            <text:p>5.216426</text:p>
          </table:table-cell>
          <table:table-cell office:value-type="percentage" office:value="1.8038965368063365E-2" table:formula="msoxl:=B14/$B$12" table:style-name="ce21">
            <text:p>2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Shelter and non-food items</text:p>
          </table:table-cell>
          <table:table-cell office:value-type="float" office:value="3.4516939999999998" table:style-name="ce5">
            <text:p>3.451694</text:p>
          </table:table-cell>
          <table:table-cell office:value-type="percentage" office:value="1.1936331221252271E-2" table:formula="msoxl:=B15/$B$12" table:style-name="ce21">
            <text:p>1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Protection/Human rights/Rule of law</text:p>
          </table:table-cell>
          <table:table-cell office:value-type="float" office:value="2.7015720000000001" table:style-name="ce5">
            <text:p>2.701572</text:p>
          </table:table-cell>
          <table:table-cell office:value-type="percentage" office:value="9.3423282046615208E-3" table:formula="msoxl:=B16/$B$12" table:style-name="ce21">
            <text:p>1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Water and Sanitation</text:p>
          </table:table-cell>
          <table:table-cell office:value-type="float" office:value="1.343537" table:style-name="ce5">
            <text:p>1.343537</text:p>
          </table:table-cell>
          <table:table-cell office:value-type="percentage" office:value="4.6460962762074542E-3" table:formula="msoxl:=B17/$B$12" table:style-name="ce22">
            <text:p>0%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Education</text:p>
          </table:table-cell>
          <table:table-cell office:value-type="float" office:value="0.17672099999999999" table:style-name="ce5">
            <text:p>0.176721</text:p>
          </table:table-cell>
          <table:table-cell office:value-type="percentage" office:value="6.1112033388560009E-4" table:formula="msoxl:=B18/$B$12" table:style-name="ce22">
            <text:p>0%</text:p>
          </table:table-cell>
          <table:table-cell table:number-columns-repeated="16381"/>
        </table:table-row>
        <table:table-row table:number-rows-repeated="1048558" table:style-name="ro1">
          <table:table-cell table:number-columns-repeated="16384"/>
        </table:table-row>
      </table:table>
      <table:table table:name="Fig__6" table:style-name="ta2">
        <table:table-column table:style-name="co19" table:default-cell-style-name="ce1"/>
        <table:table-column table:style-name="co11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itle: Humanitarian assistance to Afghanistan, 2012-201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: Development Initiatives based on UN OCHA FTS data. Data downloaded and compiled 10 October 2016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/>
          <table:table-cell table:style-name="ce1">
            <draw:frame xmlns:presentation="urn:oasis:names:tc:opendocument:xmlns:presentation:1.0" draw:z-index="1" draw:id="id5" draw:style-name="a5" draw:name="Chart 1" svg:x="0in" svg:y="0.03333in" svg:width="5in" svg:height="3.17917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1">
          <table:table-cell table:style-name="ce23"/>
          <table:table-cell office:value-type="string" table:style-name="ce23">
            <text:p>US$ millions</text:p>
          </table:table-cell>
          <table:table-cell table:number-columns-repeated="16382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514.66285100000005" table:style-name="ce2">
            <text:p><text:s/>515<text:s/></text:p>
          </table:table-cell>
          <table:table-cell table:number-columns-repeated="16382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525.29474700000003" table:style-name="ce2">
            <text:p><text:s/>525<text:s/></text:p>
          </table:table-cell>
          <table:table-cell table:number-columns-repeated="16382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507.31698799999998" table:style-name="ce2">
            <text:p><text:s/>507<text:s/></text:p>
          </table:table-cell>
          <table:table-cell table:number-columns-repeated="16382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434.13030900000001" table:style-name="ce2">
            <text:p><text:s/>434<text:s/></text:p>
          </table:table-cell>
          <table:table-cell table:number-columns-repeated="16382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289.175454" table:style-name="ce2">
            <text:p><text:s/>289<text:s/></text:p>
          </table:table-cell>
          <table:table-cell table:number-columns-repeated="16382"/>
        </table:table-row>
        <table:table-row table:style-name="ro1">
          <table:table-cell office:value-type="string" table:style-name="ce34">
            <text:p>Grand Total</text:p>
          </table:table-cell>
          <table:table-cell office:value-type="float" office:value="2270.5803489999998" table:style-name="ce27">
            <text:p><text:s/>2,271<text:s/>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1" number:min-integer-digits="1" number:grouping="true"/>
      <number:text> </number:text>
    </number:number-style>
    <number:number-style style:name="N37P1">
      <number:text>-</number:text>
      <number:number number:decimal-places="1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date-style style:name="N38P0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38">
      <number:text-content/>
      <style:map style:condition="value()&gt;=0" style:apply-style-name="N38P0"/>
    </number:text-style>
    <number:date-style style:name="N39P0">
      <number:day number:style="long"/>
      <number:text>/</number:text>
      <number:month number:style="long"/>
      <number:text>/</number:text>
      <number:year number:style="long"/>
    </number:date-style>
    <number:text-style style:name="N39">
      <number:text-content/>
      <style:map style:condition="value()&gt;=0" style:apply-style-name="N39P0"/>
    </number:text-style>
    <number:number-style style:name="N40">
      <number:number number:decimal-places="1" number:min-integer-digits="1"/>
    </number:number-style>
    <style:style style:name="Comm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lexandras</meta:initial-creator>
    <dc:creator>Simon M</dc:creator>
    <meta:creation-date>2016-10-11T09:59:56Z</meta:creation-date>
    <dc:date>2016-10-11T15:48:2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41.8pt" svg:width="417.0pt" chart:style-name="Crt0">
        <chart:plot-area chart:style-name="Plt0">
          <chart:axis chart:dimension="x" chart:name="primary-x" chart:style-name="Axs0">
            <chart:categories table:cell-range-address="Fig__1.$A$6:.$A$15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_1.$B$5" chart:values-cell-range-address="Fig__1.$B$6:.$B$15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4.55pt" svg:width="360.3pt" chart:style-name="Crt0">
        <chart:plot-area chart:style-name="Plt0">
          <chart:axis chart:dimension="x" chart:name="primary-x" chart:style-name="Axs0">
            <chart:categories table:cell-range-address="Fig__2.$A$6:.$A$12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_2.$B$5" chart:values-cell-range-address="Fig__2.$B$6:.$B$12" chart:class="chart:bar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style:style style:family="chart" style:name="Axs2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2S0P0" style:data-style-name="N0">
      <style:chart-properties chart:link-data-style-to-source="true" chart:data-label-number="value" chart:data-label-text="false" chart:data-label-symbol="false"/>
      <style:graphic-properties draw:fill="none" draw:stroke="solid" svg:stroke-width="0.03125in" svg:stroke-color="#7d60a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13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P0" style:data-style-name="N0">
      <style:chart-properties chart:link-data-style-to-source="true" chart:data-label-number="value" chart:data-label-text="false" chart:data-label-symbol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2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none" draw:stroke="solid" svg:stroke-width="0.03125in" svg:stroke-color="#7d60a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150" chart:overlap="0" chart:link-data-style-to-source="false" chart:visible="true" chart:logarithmic="false" chart:maximum="80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4.95pt" svg:width="516.0pt" chart:style-name="Crt0">
        <chart:legend svg:x="119.5391338582677pt" svg:y="306.3163779527559pt" chart:style-name="Lgnd"/>
        <chart:plot-area chart:style-name="Plt0">
          <chart:axis chart:dimension="x" chart:name="primary-x" chart:style-name="Axs0">
            <chart:categories table:cell-range-address="Fig__3.$A$6:.$A$10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axis chart:dimension="x" chart:name="secondary-X" chart:style-name="Axs2">
            <chart:categories table:cell-range-address="Fig__3.$A$6:.$A$10"/>
          </chart:axis>
          <chart:axis chart:dimension="y" chart:name="secondary-y" chart:style-name="Axs3"/>
          <chart:series chart:label-cell-address="Fig__3.$C$5" chart:values-cell-range-address="Fig__3.$C$6:.$C$10" chart:class="chart:bar" chart:attached-axis="primary-y" chart:style-name="G0S0">
            <chart:data-point chart:repeated="5"/>
          </chart:series>
          <chart:series chart:label-cell-address="Fig__3.$D$5" chart:values-cell-range-address="Fig__3.$D$6:.$D$10" chart:class="chart:bar" chart:attached-axis="primary-y" chart:style-name="G0S1">
            <chart:data-point chart:repeated="5"/>
          </chart:series>
          <chart:series chart:label-cell-address="Fig__3.$B$5" chart:values-cell-range-address="Fig__3.$B$6:.$B$10" chart:class="chart:line" chart:attached-axis="primary-y" chart:style-name="G1S0">
            <chart:data-point chart:style-name="G1S0P0"/>
            <chart:data-point chart:repeated="4"/>
          </chart:series>
          <chart:series chart:label-cell-address="Fig__3.$E$5" chart:values-cell-range-address="Fig__3.$E$6:.$E$10" chart:class="chart:line" chart:attached-axis="secondary-y" chart:style-name="G2S0">
            <chart:data-point chart:style-name="G2S0P0"/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 number:grouping="true"/>
    </number:number-style>
    <style:style style:family="chart" style:name="G0S1P4" style:data-style-name="N0">
      <style:chart-properties chart:link-data-style-to-source="true" chart:data-label-number="non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2P3" style:data-style-name="N0">
      <style:chart-properties chart:link-data-style-to-source="true" chart:data-label-number="none" chart:data-label-text="fals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G0S2P4" style:data-style-name="N0">
      <style:chart-properties chart:link-data-style-to-source="true" chart:data-label-number="none" chart:data-label-text="fals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P0" style:data-style-name="N0">
      <style:chart-properties chart:link-data-style-to-source="true" chart:data-label-number="non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non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46.3pt" svg:width="453.0pt" chart:style-name="Crt0">
        <chart:legend svg:x="175.4326771653543pt" svg:y="219.8894488188976pt" chart:style-name="Lgnd"/>
        <chart:plot-area chart:style-name="Plt0">
          <chart:axis chart:dimension="x" chart:name="primary-x" chart:style-name="Axs0">
            <chart:categories table:cell-range-address="Fig__4.$B$5:.$F$5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_4.$A$6" chart:values-cell-range-address="Fig__4.$B$6:.$F$6" chart:class="chart:bar" chart:attached-axis="primary-y" chart:style-name="G0S0">
            <chart:data-point chart:style-name="G0S0P0"/>
            <chart:data-point chart:style-name="G0S0P1"/>
            <chart:data-point chart:repeated="3"/>
          </chart:series>
          <chart:series chart:label-cell-address="Fig__4.$A$7" chart:values-cell-range-address="Fig__4.$B$7:.$F$7" chart:class="chart:bar" chart:attached-axis="primary-y" chart:style-name="G0S1">
            <chart:data-point chart:repeated="4"/>
            <chart:data-point chart:style-name="G0S1P4"/>
          </chart:series>
          <chart:series chart:label-cell-address="Fig__4.$A$8" chart:values-cell-range-address="Fig__4.$B$8:.$F$8" chart:class="chart:bar" chart:attached-axis="primary-y" chart:style-name="G0S2">
            <chart:data-point chart:repeated="3"/>
            <chart:data-point chart:style-name="G0S2P3"/>
            <chart:data-point chart:style-name="G0S2P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none" chart:data-label-text="fals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none" chart:data-label-text="fals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none" chart:data-label-text="fals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fals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none" chart:data-label-text="fals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none" chart:data-label-text="fals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66.7pt" svg:width="384.0pt" chart:style-name="Crt0">
        <chart:plot-area chart:style-name="Plt0">
          <chart:axis chart:dimension="x">
            <chart:categories table:cell-range-address="Fig__5.$A$6:.$A$11"/>
          </chart:axis>
          <chart:axis chart:dimension="y"/>
          <chart:series chart:label-cell-address="Fig__5.$B$5" chart:values-cell-range-address="Fig__5.$B$6:.$B$11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8.9pt" svg:width="360.0pt" chart:style-name="Crt0">
        <chart:plot-area chart:style-name="Plt0">
          <chart:axis chart:dimension="x" chart:name="primary-x" chart:style-name="Axs0">
            <chart:categories table:cell-range-address="Fig__6.$A$6:.$A$10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_6.$B$5" chart:values-cell-range-address="Fig__6.$B$6:.$B$10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